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1">This is an annotation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7-20T18:24:54</dc:date>
    <meta:editing-duration>PT00H08M40S</meta:editing-duration>
    <meta:editing-cycles>10</meta:editing-cycles>
    <meta:generator>OpenOffice.org/3.1$Linux OpenOffice.org_project/310m11$Build-9399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9" meta:word-count="51" meta:character-count="279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